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3.681cm" table:align="left"/>
    </style:style>
    <style:style style:name="Tableau2.A" style:family="table-column">
      <style:table-column-properties style:column-width="1.6cm"/>
    </style:style>
    <style:style style:name="Tableau2.B" style:family="table-column">
      <style:table-column-properties style:column-width="5.787cm"/>
    </style:style>
    <style:style style:name="Tableau2.C" style:family="table-column">
      <style:table-column-properties style:column-width="6.294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8d54b"/>
    </style:style>
    <style:style style:name="P2" style:family="paragraph" style:parent-style-name="Text_20_body">
      <style:text-properties officeooo:rsid="0018d54b" officeooo:paragraph-rsid="0018d54b"/>
    </style:style>
    <style:style style:name="P3" style:family="paragraph" style:parent-style-name="Heading_20_3">
      <style:text-properties officeooo:paragraph-rsid="0018d54b"/>
    </style:style>
    <style:style style:name="P4" style:family="paragraph" style:parent-style-name="Text_20_body">
      <style:text-properties officeooo:paragraph-rsid="0018d54b"/>
    </style:style>
    <style:style style:name="P5" style:family="paragraph" style:parent-style-name="Preformatted_20_Text">
      <style:text-properties officeooo:paragraph-rsid="0018d54b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8d54b"/>
    </style:style>
    <style:style style:name="P7" style:family="paragraph" style:parent-style-name="Text_20_body" style:list-style-name="L1">
      <style:text-properties officeooo:paragraph-rsid="0018d54b"/>
    </style:style>
    <style:style style:name="P8" style:family="paragraph" style:parent-style-name="Table_20_Heading">
      <style:text-properties officeooo:paragraph-rsid="0018d54b"/>
    </style:style>
    <style:style style:name="P9" style:family="paragraph" style:parent-style-name="Table_20_Contents">
      <style:text-properties officeooo:paragraph-rsid="0018d54b"/>
    </style:style>
    <style:style style:name="P10" style:family="paragraph" style:parent-style-name="Text_20_body">
      <style:text-properties officeooo:rsid="001a08da" officeooo:paragraph-rsid="001a08da"/>
    </style:style>
    <style:style style:name="P11" style:family="paragraph" style:parent-style-name="Text_20_body">
      <style:text-properties officeooo:paragraph-rsid="001a08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8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/>Liste des paramètres à initialiser depuis SP au démarrage</text:h>
      <text:p text:style-name="P2">Pour microA et URG et Sys</text:p>
      <text:h text:style-name="P3" text:outline-level="3">Module Sys (SE) – paramètres de surveillance système</text:h>
      <text:p text:style-name="P4">bash</text:p>
      <text:p text:style-name="P5"># 1. Paramètres complets (fréquences, seuils)</text:p>
      <text:p text:style-name="P5">$V:Sys:paraSys:*:{"freqCont":10,"freqMoy":60,"nbCycles":3,"thresholds":{"cpu":{"warn":80,"urg":90},"thermal":{"warn":70,"urg":85},"storage":{"warn":85,"urg":95},"mem":{"warn":80,"urg":90},"batt":{"warn":30,"urg":15}}}#</text:p>
      <text:p text:style-name="P5"/>
      <text:p text:style-name="P5"># 2. Mode de surveillance (FLOW, MOY, ALERTE, OFF)</text:p>
      <text:p text:style-name="P6">$V:Sys:modeSys:*:FLOW#</text:p>
      <text:h text:style-name="P3" text:outline-level="3">Module Mic (A) – paramètres microphone</text:h>
      <text:p text:style-name="P4">bash</text:p>
      <text:p text:style-name="P5"># 1. Paramètres événements (seuils, durées)</text:p>
      <text:p text:style-name="P5">$V:Mic:*:paraMicsI:30,300,600,100,500,300,2000#</text:p>
      <text:p text:style-name="P5"/>
      <text:p text:style-name="P5"># 2. Paramètres flux (fréquences, fenêtres, deltas)</text:p>
      <text:p text:style-name="P5">$V:Mic:*:paraMicsF:200,100,200,100,5,10#</text:p>
      <text:p text:style-name="P5"/>
      <text:p text:style-name="P5"># 3. Mode événements (InfoNuisce, DetectPresence, OFF)</text:p>
      <text:p text:style-name="P5">$V:Mic:*:modeMicsI:InfoNuisce#</text:p>
      <text:p text:style-name="P5"/>
      <text:p text:style-name="P5"># 4. Mode flux (MOY, ANGLE, PIC, OFF)</text:p>
      <text:p text:style-name="P6">$V:Mic:*:modeMicsF:MOY#</text:p>
      <text:h text:style-name="P3" text:outline-level="3">Module Urg (A et SE) – pas de configuration au démarrage</text:h>
      <text:list text:style-name="L1">
        <text:list-item>
          <text:p text:style-name="P7">L’état initial est <text:span text:style-name="Source_20_Text">clear</text:span>. Aucun paramètre à envoyer.</text:p>
        </text:list-item>
        <text:list-item>
          <text:p text:style-name="P7">Si un état d’urgence persiste après un reboot, on peut envoyer un <text:span text:style-name="Source_20_Text">clear</text:span> pour le lever.</text:p>
        </text:list-item>
      </text:list>
      <text:h text:style-name="P3" text:outline-level="3">Récapitulatif des valeurs par défaut (si non configurées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8">Module</text:p>
            </table:table-cell>
            <table:table-cell table:style-name="Tableau2.A1" office:value-type="string">
              <text:p text:style-name="P8">Propriété</text:p>
            </table:table-cell>
            <table:table-cell table:style-name="Tableau2.C1" office:value-type="string">
              <text:p text:style-name="P8">Valeur par défaut</text:p>
            </table:table-cell>
          </table:table-row>
        </table:table-header-rows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<text:span text:style-name="Source_20_Text">modeSys</text:span></text:p>
          </table:table-cell>
          <table:table-cell table:style-name="Tableau2.C2" office:value-type="string">
            <text:p text:style-name="P9"><text:span text:style-name="Source_20_Text">FLOW</text:span> (dans script)</text:p>
          </table:table-cell>
        </table:table-row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<text:span text:style-name="Source_20_Text">freqCont</text:span></text:p>
          </table:table-cell>
          <table:table-cell table:style-name="Tableau2.C2" office:value-type="string">
            <text:p text:style-name="P9">10 s</text:p>
          </table:table-cell>
        </table:table-row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<text:span text:style-name="Source_20_Text">freqMoy</text:span></text:p>
          </table:table-cell>
          <table:table-cell table:style-name="Tableau2.C2" office:value-type="string">
            <text:p text:style-name="P9">60 s</text:p>
          </table:table-cell>
        </table:table-row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<text:span text:style-name="Source_20_Text">nbCycles</text:span></text:p>
          </table:table-cell>
          <table:table-cell table:style-name="Tableau2.C2" office:value-type="string">
            <text:p text:style-name="P9">3</text:p>
          </table:table-cell>
        </table:table-row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seuils CPU/thermal/storage/mem</text:p>
          </table:table-cell>
          <table:table-cell table:style-name="Tableau2.C2" office:value-type="string">
            <text:p text:style-name="P9">warn 80/70/85/80 ; urg 90/85/95/90</text:p>
          </table:table-cell>
        </table:table-row>
        <table:table-row>
          <table:table-cell table:style-name="Tableau2.A2" office:value-type="string">
            <text:p text:style-name="P9">Sys</text:p>
          </table:table-cell>
          <table:table-cell table:style-name="Tableau2.A2" office:value-type="string">
            <text:p text:style-name="P9">seuils batterie</text:p>
          </table:table-cell>
          <table:table-cell table:style-name="Tableau2.C2" office:value-type="string">
            <text:p text:style-name="P9">warn 30% ; urg 15% (sens inversé)</text:p>
          </table:table-cell>
        </table:table-row>
        <table:table-row>
          <table:table-cell table:style-name="Tableau2.A2" office:value-type="string">
            <text:p text:style-name="P9">Mic</text:p>
          </table:table-cell>
          <table:table-cell table:style-name="Tableau2.A2" office:value-type="string">
            <text:p text:style-name="P9"><text:span text:style-name="Source_20_Text">modeMicsF</text:span></text:p>
          </table:table-cell>
          <table:table-cell table:style-name="Tableau2.C2" office:value-type="string">
            <text:p text:style-name="P9"><text:span text:style-name="Source_20_Text">OFF</text:span></text:p>
          </table:table-cell>
        </table:table-row>
        <table:table-row>
          <table:table-cell table:style-name="Tableau2.A2" office:value-type="string">
            <text:p text:style-name="P9">Mic</text:p>
          </table:table-cell>
          <table:table-cell table:style-name="Tableau2.A2" office:value-type="string">
            <text:p text:style-name="P9"><text:span text:style-name="Source_20_Text">modeMicsI</text:span></text:p>
          </table:table-cell>
          <table:table-cell table:style-name="Tableau2.C2" office:value-type="string">
            <text:p text:style-name="P9"><text:span text:style-name="Source_20_Text">OFF</text:span></text:p>
          </table:table-cell>
        </table:table-row>
        <table:table-row>
          <table:table-cell table:style-name="Tableau2.A2" office:value-type="string">
            <text:p text:style-name="P9">Mic</text:p>
          </table:table-cell>
          <table:table-cell table:style-name="Tableau2.A2" office:value-type="string">
            <text:p text:style-name="P9"><text:span text:style-name="Source_20_Text">paraMicsF</text:span></text:p>
          </table:table-cell>
          <table:table-cell table:style-name="Tableau2.C2" office:value-type="string">
            <text:p text:style-name="P9">200,100,200,100,5,10</text:p>
          </table:table-cell>
        </table:table-row>
        <table:table-row>
          <table:table-cell table:style-name="Tableau2.A2" office:value-type="string">
            <text:p text:style-name="P9">Mic</text:p>
          </table:table-cell>
          <table:table-cell table:style-name="Tableau2.A2" office:value-type="string">
            <text:p text:style-name="P9"><text:span text:style-name="Source_20_Text">paraMicsI</text:span></text:p>
          </table:table-cell>
          <table:table-cell table:style-name="Tableau2.C2" office:value-type="string">
            <text:p text:style-name="P9">30,300,600,100,500,300,2000</text:p>
          </table:table-cell>
        </table:table-row>
        <table:table-row>
          <table:table-cell table:style-name="Tableau2.A2" office:value-type="string">
            <text:p text:style-name="P9">Urg</text:p>
          </table:table-cell>
          <table:table-cell table:style-name="Tableau2.A2" office:value-type="string">
            <text:p text:style-name="P9">état</text:p>
          </table:table-cell>
          <table:table-cell table:style-name="Tableau2.C2" office:value-type="string">
            <text:p text:style-name="P9"><text:span text:style-name="Source_20_Text">clear</text:span></text:p>
          </table:table-cell>
        </table:table-row>
      </table:table>
      <text:p text:style-name="P4"/>
      <text:h text:style-name="Heading_20_3" text:outline-level="3"><text:soft-page-break/><text:span text:style-name="T1">Irmvt</text:span> :</text:h>
      <text:p text:style-name="Text_20_body"/>
      <text:p text:style-name="Text_20_body"/>
      <text:h text:style-name="Heading_20_3" text:outline-level="3">FS :</text:h>
      <text:p text:style-name="P10">✔ Table C<text:line-break/><text:line-break/>👉 NE PAS mettre force<text:line-break/><text:line-break/>Pourquoi :<text:line-break/><text:line-break/>force = donnée mesurée → PAS une config<text:line-break/>✔ Conclusion Table C<text:line-break/>FS act<text:line-break/>FS thd<text:line-break/>FS freq<text:line-break/>FS cal<text:line-break/><text:line-break/>✔ PAS de force<text:line-break/>✔ PAS de val</text:p>
      <text:p text:style-name="P10"/>
      <text:h text:style-name="Heading_20_3" text:outline-level="3">IR</text:h>
      <text:p text:style-name="P11"><text:span text:style-name="T2">✔ freq = fréquence lecture<text:line-break/>✔ thd = seuil détection<text:line-break/>✔ mode = preset (pas état strict)<text:line-break/>✔ value doit être publié périodiquement <text:line-break/></text:span>act → ON/OFF<text:line-break/>freq → cadence<text:line-break/>thd → sensibilité<text:line-break/>mode → raccourci utilisateur<text:line-break/>value → mesure brute<text:line-break/>alert → détection validé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7:50:34.831175600</meta:creation-date>
    <dc:date>2026-04-03T08:16:19.468321400</dc:date>
    <meta:editing-duration>P1DT13H55M43S</meta:editing-duration>
    <meta:editing-cycles>2</meta:editing-cycles>
    <meta:generator>LibreOffice/26.2.0.3$Windows_X86_64 LibreOffice_project/620$Build-3</meta:generator>
    <meta:document-statistic meta:table-count="1" meta:image-count="0" meta:object-count="0" meta:page-count="2" meta:paragraph-count="63" meta:word-count="263" meta:character-count="1851" meta:non-whitespace-character-count="1643"/>
  </office:meta>
</office:document-meta>
</file>